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2" svg:font-family="'Wingdings 2'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Footer">
      <style:paragraph-properties>
        <style:tab-stops>
          <style:tab-stop style:position="16.254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ff3333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Footer">
      <style:paragraph-properties>
        <style:tab-stops>
          <style:tab-stop style:position="16.254cm" style:type="right"/>
        </style:tab-stops>
      </style:paragraph-properties>
      <style:text-properties fo:language="en" fo:country="US"/>
    </style:style>
    <style:style style:name="P8" style:family="paragraph" style:parent-style-name="Heading_20_2">
      <style:text-properties style:font-size-complex="11pt"/>
    </style:style>
    <style:style style:name="P9" style:family="paragraph" style:parent-style-name="Heading_20_2" style:list-style-name="WWNum25"/>
    <style:style style:name="P10" style:family="paragraph" style:parent-style-name="Heading_20_2" style:list-style-name="WWNum28"/>
    <style:style style:name="P11" style:family="paragraph" style:parent-style-name="Heading_20_2" style:list-style-name="WWNum26"/>
    <style:style style:name="P12" style:family="paragraph" style:parent-style-name="Heading_20_2" style:list-style-name="WWNum27"/>
    <style:style style:name="P13" style:family="paragraph" style:parent-style-name="List_20_Paragraph" style:list-style-name="WWNum2"/>
    <style:style style:name="P14" style:family="paragraph" style:parent-style-name="List_20_Paragraph" style:list-style-name="WWNum3"/>
    <style:style style:name="P15" style:family="paragraph" style:parent-style-name="List_20_Paragraph" style:list-style-name="WWNum12"/>
    <style:style style:name="P16" style:family="paragraph" style:parent-style-name="List_20_Paragraph" style:list-style-name="WWNum7"/>
    <style:style style:name="P17" style:family="paragraph" style:parent-style-name="No_20_Spacing" style:master-page-name="Converted1">
      <style:paragraph-properties style:page-number="auto"/>
    </style:style>
    <style:style style:name="P18" style:family="paragraph" style:parent-style-name="No_20_Spacing">
      <style:paragraph-properties fo:break-before="page"/>
    </style:style>
    <style:style style:name="P19" style:family="paragraph" style:parent-style-name="No_20_Spacing" style:master-page-name="Converted2">
      <style:paragraph-properties style:page-number="auto"/>
    </style:style>
    <style:style style:name="P20" style:family="paragraph" style:parent-style-name="No_20_Spacing" style:master-page-name="Converted3">
      <style:paragraph-properties style:page-number="auto"/>
    </style:style>
    <style:style style:name="P21" style:family="paragraph" style:parent-style-name="Standard">
      <style:text-properties fo:color="#ff3333"/>
    </style:style>
    <style:style style:name="P22" style:family="paragraph" style:parent-style-name="Standard">
      <style:text-properties fo:color="#c9211e"/>
    </style:style>
    <style:style style:name="T1" style:family="text">
      <style:text-properties fo:font-weight="bold" style:font-weight-asian="bold"/>
    </style:style>
    <style:style style:name="T2" style:family="text">
      <style:text-properties fo:color="#ff3333"/>
    </style:style>
    <style:style style:name="T3" style:family="text">
      <style:text-properties fo:color="#1c1c1c"/>
    </style:style>
    <style:style style:name="T4" style:family="text">
      <style:text-properties fo:color="#c9211e"/>
    </style:style>
    <style:style style:name="T5" style:family="text">
      <style:text-properties fo:color="#c9211e" officeooo:rsid="00086920"/>
    </style:style>
    <style:style style:name="T6" style:family="text">
      <style:text-properties officeooo:rsid="000869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dule 1 : Initiation HTML5</text:p>
      <text:list xml:id="list299369374" text:style-name="Outline">
        <text:list-item>
          <text:p text:style-name="Heading_20_1">Pré-requis</text:p>
        </text:list-item>
      </text:list>
      <text:p text:style-name="Standard"/>
      <text:list xml:id="list112947715673565" text:continue-numbering="true" text:style-name="Outline">
        <text:list-item>
          <text:p text:style-name="Heading_20_1">Description</text:p>
        </text:list-item>
      </text:list>
      <text:p text:style-name="Standard">.</text:p>
      <text:list xml:id="list112946575601794" text:continue-numbering="true" text:style-name="Outline">
        <text:list-item>
          <text:p text:style-name="Heading_20_1">Ressources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Supports de cours</text:p>
          </table:table-cell>
          <table:table-cell table:style-name="Tableau1.A1" office:value-type="string">
            <text:p text:style-name="P4">HTML5, CSS3, JS, PHP,MySQL</text:p>
          </table:table-cell>
          <table:table-cell table:style-name="Tableau1.A1" office:value-type="string">
            <text:p text:style-name="P4">Documents support de cours HTML5, CSS3, JS, PHP et MySQL</text:p>
          </table:table-cell>
        </table:table-row>
        <table:table-row table:style-name="Tableau1.1">
          <table:table-cell table:style-name="Tableau1.A1" office:value-type="string">
            <text:p text:style-name="P4">Evaluation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Sujet de TD/TP</text:p>
          </table:table-cell>
          <table:table-cell table:style-name="Tableau1.A1" office:value-type="string">
            <text:p text:style-name="P4">Tous les TP précédents</text:p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Doc. ou sites de référenc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<text:a xlink:type="simple" xlink:href="http://www.w3schools.com/" text:style-name="Internet_20_link" text:visited-style-name="Visited_20_Internet_20_Link">http://www.w3schools.com</text:a></text:p>
            <text:p text:style-name="P4"><text:a xlink:type="simple" xlink:href="http://www.w3c.com/" text:style-name="Internet_20_link" text:visited-style-name="Visited_20_Internet_20_Link">http://www.w3c.com</text:a></text:p>
            <text:p text:style-name="P4"><text:a xlink:type="simple" xlink:href="https://validator.w3.org/nu/" text:style-name="Internet_20_link" text:visited-style-name="Visited_20_Internet_20_Link">https://validator.w3.org/nu/</text:a></text:p>
            <text:p text:style-name="P4"><text:a xlink:type="simple" xlink:href="http://www.code-couleur.com/" text:style-name="Internet_20_link" text:visited-style-name="Visited_20_Internet_20_Link">http://www.code-couleur.com</text:a></text:p>
            <text:p text:style-name="P4"/>
          </table:table-cell>
        </table:table-row>
      </table:table>
      <text:list xml:id="list112947608969394" text:continue-numbering="true" text:style-name="Outline">
        <text:list-item>
          <text:p text:style-name="Heading_20_1">Supports</text:p>
        </text:list-item>
        <text:list-item>
          <text:p text:style-name="P8">Matériel(s) : Poste de développement sous Windows</text:p>
        </text:list-item>
        <text:list-item>
          <text:p text:style-name="P8">Logiciel(s) : Notepad++, Mozilla Firefox</text:p>
        </text:list-item>
        <text:list-item>
          <text:p text:style-name="Heading_20_1">Légende</text:p>
        </text:list-item>
      </text:list>
      <text:list xml:id="list3013514631" text:style-name="WWNum2">
        <text:list-item>
          <text:p text:style-name="P13">Partie à coder</text:p>
        </text:list-item>
      </text:list>
      <text:list xml:id="list1147288777" text:style-name="WWNum3">
        <text:list-item>
          <text:p text:style-name="P14">Partie à rédiger</text:p>
        </text:list-item>
      </text:list>
      <text:list xml:id="list112947794964068" text:continue-list="list112947608969394" text:style-name="Outline">
        <text:list-item>
          <text:p text:style-name="Heading_20_1">Prolongement(s) possible(s)</text:p>
        </text:list-item>
      </text:list>
      <text:p text:style-name="Standard">Création du jeu casse brique en utilisant le langage web</text:p>
      <text:list xml:id="list112947362178364" text:continue-numbering="true" text:style-name="Outline">
        <text:list-item>
          <text:p text:style-name="Heading_20_1">Diagramme de séquence</text:p>
        </text:list-item>
      </text:list>
      <text:p text:style-name="Standard">Aucun</text:p>
      <text:p text:style-name="P2"/>
      <text:p text:style-name="Standard"/>
      <text:list xml:id="list112948369298843" text:continue-numbering="true" text:style-name="Outline">
        <text:list-item>
          <text:h text:style-name="P17" text:outline-level="1">: Base HTML</text:h>
        </text:list-item>
      </text:list>
      <text:list xml:id="list1336953223" text:style-name="WWNum25">
        <text:list-item>
          <text:p text:style-name="P9">Analyse du code HTML</text:p>
        </text:list-item>
      </text:list>
      <text:list xml:id="list112948428348383" text:continue-list="list1147288777" text:style-name="WWNum3">
        <text:list-item>
          <text:p text:style-name="P14">Qu’est-ce qu’une balise ouvrante ? Une balise fermante ? Orpheline ?</text:p>
        </text:list-item>
      </text:list>
      <text:p text:style-name="Standard"><text:tab/><text:span text:style-name="T2">Une balise ouvrante permet de dire quand j'ouvre ma fonction et la balise femante complete la balise ouvrante en disant <text:s/>j'arrete la fonction ici. Et pour ce qui est des balise orpheline, c'est une balise qui n'as pas besoin d'etre femer </text:span></text:p>
      <text:list xml:id="list112946930976235" text:continue-numbering="true" text:style-name="WWNum3">
        <text:list-item>
          <text:p text:style-name="P14">Quelles sont les balises qui permettent d’initier un code HTML ?</text:p>
        </text:list-item>
      </text:list>
      <text:p text:style-name="P3">&lt;!doctype html&gt;</text:p>
      <text:p text:style-name="P3">&lt;html&gt;</text:p>
      <text:list xml:id="list112946325975195" text:continue-numbering="true" text:style-name="WWNum3">
        <text:list-item>
          <text:p text:style-name="P14">A quoi servent les balises &lt;head&gt; et &lt;body&gt; ?</text:p>
        </text:list-item>
      </text:list>
      <text:p text:style-name="P3">La balise head permet de parametrer notre page html. Pour ce qui est du body on peut l'appeler le corp de la page sa sera donc le contenu</text:p>
      <text:list xml:id="list112946300314079" text:continue-numbering="true" text:style-name="WWNum3">
        <text:list-item>
          <text:p text:style-name="P14">Donner les caractéristiques de style de la balise « &lt;h2&gt; »</text:p>
        </text:list-item>
      </text:list>
      <text:p text:style-name="P3">La balise &lt;h2&gt;  permet de crée un titre de type 2. Le texte qui sera dans cette fonction sera plus grand que les autres.</text:p>
      <text:list xml:id="list112947582857944" text:continue-numbering="true" text:style-name="WWNum3">
        <text:list-item>
          <text:p text:style-name="P14"><text:span text:style-name="T3">Que se passe-t-il si l’on intervertir les balises « &lt;foot</text:span>er&gt; » et « &lt;header&gt; » ?</text:p>
        </text:list-item>
      </text:list>
      <text:p text:style-name="P3">L'entete de la page sera en bas et le pied de page sera en haut</text:p>
      <text:list xml:id="list112947448585819" text:continue-numbering="true" text:style-name="WWNum3">
        <text:list-item>
          <text:p text:style-name="P14">Qu’elle est donc l’intérêt de ces balises ?</text:p>
        </text:list-item>
      </text:list>
      <text:p text:style-name="P3">L'interet de cette balise est simple elle permettent d'avoir une page organiser. </text:p>
      <text:p text:style-name="Standard"/>
      <text:list xml:id="list4256380595" text:style-name="WWNum28">
        <text:list-item>
          <text:p text:style-name="P10">Analyse du code CSS</text:p>
        </text:list-item>
      </text:list>
      <text:list xml:id="list1799282020" text:style-name="WWNum12">
        <text:list-item>
          <text:p text:style-name="P15">En vous aidant d’un dessin quelle est la différence entre le padding et le margin ?</text:p>
        </text:list-item>
      </text:list>
      <text:p text:style-name="Standard"/>
      <text:list xml:id="list112946697504124" text:continue-numbering="true" text:style-name="WWNum12">
        <text:list-item>
          <text:p text:style-name="P15">Que constatez-vous pour la section ?</text:p>
        </text:list-item>
      </text:list>
      <text:p text:style-name="Standard"/>
      <text:list xml:id="list112948108713392" text:continue-list="list112948369298843" text:style-name="Outline">
        <text:list-item>
          <text:p text:style-name="Heading_20_2">Amélioration du code </text:p>
        </text:list-item>
      </text:list>
      <text:p text:style-name="Standard"/>
      <text:list xml:id="list112946586610215" text:continue-list="list112947448585819" text:style-name="WWNum3">
        <text:list-item>
          <text:p text:style-name="P14"/>
        </text:list-item>
      </text:list>
      <text:list xml:id="list112947040557029" text:continue-list="list112948108713392" text:style-name="Outline">
        <text:list-item>
          <text:h text:style-name="P18" text:outline-level="1">: Créer son CV</text:h>
        </text:list-item>
      </text:list>
      <text:p text:style-name="Standard"/>
      <text:list xml:id="list112948188569500" text:continue-numbering="true" text:style-name="Outline">
        <text:list-item>
          <text:h text:style-name="P19" text:outline-level="1">: Faire un formulaire</text:h>
        </text:list-item>
      </text:list>
      <text:list xml:id="list1267025191" text:style-name="WWNum26">
        <text:list-item>
          <text:p text:style-name="P11"><text:bookmark-start text:name="_Toc366965296"/>Second travail.<text:bookmark-end text:name="_Toc366965296"/></text:p>
        </text:list-item>
      </text:list>
      <text:list xml:id="list112946341334990" text:continue-list="list112946586610215" text:style-name="WWNum3">
        <text:list-item>
          <text:p text:style-name="P14">Quel est l’intérêt d’une liste « radio » ?</text:p>
        </text:list-item>
      </text:list>
      <text:p text:style-name="Standard"/>
      <text:list xml:id="list112947836082366" text:continue-numbering="true" text:style-name="WWNum3">
        <text:list-item>
          <text:p text:style-name="P14">Quelle balise permet de faire une liste « radio » ?</text:p>
        </text:list-item>
      </text:list>
      <text:p text:style-name="Standard"/>
      <text:list xml:id="list112947644942619" text:continue-numbering="true" text:style-name="WWNum3">
        <text:list-item>
          <text:p text:style-name="P14">Quelle balise permet de faire une liste déroulante ?</text:p>
        </text:list-item>
      </text:list>
      <text:p text:style-name="Standard"/>
      <text:p text:style-name="List_20_Paragraph"/>
      <text:p text:style-name="Standard"/>
      <text:list xml:id="list112947910860473" text:continue-list="list112948188569500" text:style-name="Outline">
        <text:list-item>
          <text:h text:style-name="P20" text:outline-level="1"><text:bookmark text:name="_GoBack"/>: Créer la structure d'un site web</text:h>
        </text:list-item>
      </text:list>
      <text:list xml:id="list2297530860" text:style-name="WWNum27">
        <text:list-item>
          <text:p text:style-name="P12">Fichier CSS</text:p>
        </text:list-item>
      </text:list>
      <text:list xml:id="list1409117632" text:style-name="WWNum7">
        <text:list-item>
          <text:p text:style-name="P16">Comment faire pour attribuer, en une seule ligne de code, un alignement central aux différents titres dans chaque bloque de votre site web ?</text:p>
        </text:list-item>
      </text:list>
      <text:p text:style-name="Standard"><text:tab/></text:p>
      <text:p text:style-name="Standard"/>
      <text:p text:style-name="Standard"/>
      <text:p text:style-name="Standard"/>
      <text:list xml:id="list112946831453313" text:continue-list="list112947910860473" text:style-name="Outline">
        <text:list-item>
          <text:h text:style-name="P18" text:outline-level="1">: Mise en forme du site web</text:h>
        </text:list-item>
        <text:list-item>
          <text:p text:style-name="Heading_20_2">body</text:p>
        </text:list-item>
      </text:list>
      <text:list xml:id="list112946700017470" text:continue-list="list112947644942619" text:style-name="WWNum3">
        <text:list-item>
          <text:p text:style-name="P14">Que faut-il modifier pour changer la couleur de fond du site ?</text:p>
        </text:list-item>
      </text:list>
      <text:p text:style-name="Standard"><text:tab/><text:span text:style-name="T4">background-color:#C89C67;</text:span></text:p>
      <text:list xml:id="list112946665214002" text:continue-list="list112946831453313" text:style-name="Outline">
        <text:list-item>
          <text:p text:style-name="Heading_20_2">header</text:p>
        </text:list-item>
      </text:list>
      <text:list xml:id="list112946531582572" text:continue-list="list112946700017470" text:style-name="WWNum3">
        <text:list-item>
          <text:p text:style-name="P14">Quelle est la valeur du <text:span text:style-name="T1">padding</text:span> attribuée au <text:span text:style-name="T1">header</text:span> ?</text:p>
        </text:list-item>
      </text:list>
      <text:p text:style-name="Standard"><text:tab/><text:span text:style-name="T5">20px</text:span></text:p>
      <text:list xml:id="list112946415310371" text:continue-list="list112946665214002" text:style-name="Outline">
        <text:list-item>
          <text:p text:style-name="Heading_20_2">nav</text:p>
        </text:list-item>
      </text:list>
      <text:list xml:id="list112947623973844" text:continue-list="list112946531582572" text:style-name="WWNum3">
        <text:list-item>
          <text:p text:style-name="P14">Que faut-il mettre <text:s/>dans le CSS pour modifier les balises <text:span text:style-name="T1">&lt;a&gt;</text:span> contenues dans la balise <text:span text:style-name="T1">&lt;nav&gt; ?</text:span></text:p>
        </text:list-item>
      </text:list>
      <text:p text:style-name="Standard"><text:tab/><text:span text:style-name="T4">nav a {</text:span></text:p>
      <text:p text:style-name="P22"><text:tab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2" svg:font-family="'Wingdings 2'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Narrow" fo:font-family="'Arial Narro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text-underline-style="solid" style:text-underline-width="auto" style:text-underline-color="font-color" fo:font-weight="bold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cm" loext:contextual-spacing="false" fo:keep-together="always" fo:keep-with-next="always"/>
      <style:text-properties fo:color="#4f6228" style:font-name="Cambria" fo:font-family="Cambria" style:font-family-generic="roman" style:font-pitch="variable" fo:font-weight="bold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000000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parent-style-name="Title" style:default-outline-level="1" style:list-style-name="Outline">
      <style:paragraph-properties fo:margin-top="0cm" fo:margin-bottom="0cm" loext:contextual-spacing="false" fo:padding-left="0cm" fo:padding-right="0cm" fo:padding-top="0cm" fo:padding-bottom="0.141cm" fo:border-left="none" fo:border-right="none" fo:border-top="none" fo:border-bottom="2.24pt solid #4f81bd"/>
      <style:text-properties style:font-name="Arial Narrow" fo:font-family="'Arial Narrow'" style:font-family-generic="roman" style:font-pitch="variable"/>
    </style:style>
    <style:style style:name="Corps_20_de_20_texte_20_21" style:display-name="Corps de texte 21" style:family="paragraph" style:parent-style-name="Standard" style:default-outline-level="" style:list-style-name="">
      <style:paragraph-properties fo:margin-left="0cm" fo:margin-right="0cm" fo:text-align="justify" style:justify-single-word="false" fo:text-indent="1cm" style:auto-text-indent="false"/>
      <style:text-properties style:font-name="Times" fo:font-family="Times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style:text-underline-style="solid" style:text-underline-width="auto" style:text-underline-color="font-color" fo:font-weight="bold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6228" style:font-name="Cambria" fo:font-family="Cambria" style:font-family-generic="roman" style:font-pitch="variable" fo:font-weight="bold" style:font-weight-asian="bold" style:font-size-complex="13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rmal1" style:family="text" style:parent-style-name="Default_20_Paragraph_20_Font">
      <style:text-properties style:font-name="Arial" fo:font-family="Arial" style:font-family-generic="roman" style:font-pitch="variable" fo:font-size="10pt" style:font-size-asian="10pt" style:font-name-complex="Arial3" style:font-family-complex="Arial" style:font-family-generic-complex="system" style:font-pitch-complex="variable" style:font-size-complex="10pt"/>
    </style:style>
    <style:style style:name="sc121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127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231" style:family="text" style:parent-style-name="Default_20_Paragraph_20_Font">
      <style:text-properties fo:color="#000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8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9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261" style:family="text" style:parent-style-name="Default_20_Paragraph_20_Font">
      <style:text-properties fo:color="#808080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ans_20_interligne_20_Car" style:display-name="Sans interligne Car" style:family="text" style:parent-style-name="Titre_20_Car">
      <style:text-properties fo:color="#17365d" style:font-name="Arial Narrow" fo:font-family="'Arial Narrow'" style:font-family-generic="roman" style:font-pitch="variable" fo:font-size="26pt" fo:letter-spacing="0.009cm" style:letter-kerning="true" style:font-size-asian="26pt" style:font-size-complex="26pt"/>
    </style:style>
    <style:style style:name="Strong_20_Emphasis" style:display-name="Strong Emphasis" style:family="text">
      <style:text-properties fo:color="#000000" style:font-name="Courier New" fo:font-family="'Courier New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fo:font-size="13pt" fo:font-style="normal" style:text-underline-style="none" fo:font-weight="normal" style:font-size-asian="13pt" style:font-style-asian="normal" style:font-weight-asian="normal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3pt" fo:font-style="normal" fo:font-weight="normal" style:font-size-asian="13pt" style:font-style-asian="normal" style:font-weight-asian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true" style:text-blinking="false" style:font-style-asian="normal" style:font-style-complex="normal" style:text-emphasize="none" text:display="true"/>
    </style:style>
    <text:outline-style style:name="Outline">
      <text:outline-level-style text:level="1" text:style-name="ListLabel_20_4" style:num-prefix="Partie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prefix="Partie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6.254cm" style:type="right"/>
        </style:tab-stops>
      </style:paragraph-properties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16.25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25cm" fo:margin-bottom="0.757cm" fo:margin-left="2.499cm" fo:margin-right="2.247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6cm" fo:margin-left="0cm" fo:margin-right="0cm" fo:margin-bottom="1.095cm" style:dynamic-spacing="true"/>
      </style:header-style>
      <style:footer-style>
        <style:header-footer-properties fo:min-height="0.744cm" fo:margin-left="0cm" fo:margin-right="0cm" fo:margin-top="0.64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Module 1 : Initiation HTML5<text:tab/><text:tab/>: Base HTML</text:p>
      </style:header>
      <style:footer>
        <text:p text:style-name="MP1">Georges, Hagot, Iervese<text:tab/>Sep-17<text:tab/></text:p>
      </style:footer>
    </style:master-page>
    <style:master-page style:name="Converted1" style:page-layout-name="Mpm1">
      <style:header>
        <text:p text:style-name="Header">Module 1 : Initiation HTML5<text:tab/><text:tab/>: Créer son CV</text:p>
      </style:header>
      <style:footer>
        <text:p text:style-name="MP2">Georges, Hagot, Iervese<text:tab/>sept.-17</text:p>
      </style:footer>
    </style:master-page>
    <style:master-page style:name="Converted2" style:page-layout-name="Mpm1">
      <style:header>
        <text:p text:style-name="Header">Module 1 : Initiation HTML5<text:tab/><text:tab/>: Créer son CV</text:p>
      </style:header>
      <style:footer>
        <text:p text:style-name="MP2">Georges, Hagot, Iervese<text:tab/>sept.-17</text:p>
      </style:footer>
    </style:master-page>
    <style:master-page style:name="Converted3" style:page-layout-name="Mpm1">
      <style:header>
        <text:p text:style-name="Header">Module 1 : Initiation HTML5<text:tab/><text:tab/>: Créer son CV</text:p>
      </style:header>
      <style:footer>
        <text:p text:style-name="MP2">Georges, Hagot, Iervese<text:tab/>sept.-17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GOT PASCAL</meta:initial-creator>
    <meta:editing-cycles>19</meta:editing-cycles>
    <meta:print-date>2017-09-05T09:17:00</meta:print-date>
    <meta:creation-date>2017-09-05T08:51:00</meta:creation-date>
    <dc:date>2019-09-17T10:55:31.201000000</dc:date>
    <meta:editing-duration>PT40M4S</meta:editing-duration>
    <meta:generator>LibreOffice/6.3.0.4$Windows_X86_64 LibreOffice_project/057fc023c990d676a43019934386b85b21a9ee99</meta:generator>
    <meta:document-statistic meta:table-count="1" meta:image-count="0" meta:object-count="0" meta:page-count="6" meta:paragraph-count="75" meta:word-count="540" meta:character-count="2925" meta:non-whitespace-character-count="248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